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vgResponseRating</text:p>
          </table:table-cell>
          <table:table-cell office:value-type="string" calcext:value-type="string">
            <text:p>Image Number in Database</text:p>
          </table:table-cell>
          <table:table-cell table:number-columns-repeated="2"/>
          <table:table-cell office:value-type="string" calcext:value-type="string">
            <text:p>Image Numbe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ame Prediction</text:p>
          </table:table-cell>
        </table:table-row>
        <table:table-row table:style-name="ro1">
          <table:table-cell office:value-type="float" office:value="18.7857143" calcext:value-type="float">
            <text:p>18.7857143</text:p>
          </table:table-cell>
          <table:table-cell office:value-type="string" calcext:value-type="string">
            <text:p>AD1-L</text:p>
          </table:table-cell>
          <table:table-cell table:number-columns-repeated="2"/>
          <table:table-cell office:value-type="string" calcext:value-type="string">
            <text:p>AD22-L</text:p>
          </table:table-cell>
          <table:table-cell office:value-type="float" office:value="45.916175" calcext:value-type="float">
            <text:p>45.916175</text:p>
          </table:table-cell>
          <table:table-cell table:style-name="ce1" office:value-type="float" office:value="58.3333333" calcext:value-type="float">
            <text:p>58.33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string" calcext:value-type="string">
            <text:p>AD1-R</text:p>
          </table:table-cell>
          <table:table-cell table:number-columns-repeated="2"/>
          <table:table-cell office:value-type="string" calcext:value-type="string">
            <text:p>AD16-R</text:p>
          </table:table-cell>
          <table:table-cell office:value-type="float" office:value="53.505189" calcext:value-type="float">
            <text:p>53.505189</text:p>
          </table:table-cell>
          <table:table-cell table:style-name="ce1" office:value-type="float" office:value="64.7142857" calcext:value-type="float">
            <text:p>64.71428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6.2857143" calcext:value-type="float">
            <text:p>36.2857143</text:p>
          </table:table-cell>
          <table:table-cell office:value-type="string" calcext:value-type="string">
            <text:p>AD2-L</text:p>
          </table:table-cell>
          <table:table-cell table:number-columns-repeated="2"/>
          <table:table-cell office:value-type="string" calcext:value-type="string">
            <text:p>AD21-R</text:p>
          </table:table-cell>
          <table:table-cell office:value-type="float" office:value="38.360614" calcext:value-type="float">
            <text:p>38.3606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8.7857143" calcext:value-type="float">
            <text:p>78.7857143</text:p>
          </table:table-cell>
          <table:table-cell office:value-type="string" calcext:value-type="string">
            <text:p>AD2-R</text:p>
          </table:table-cell>
          <table:table-cell table:number-columns-repeated="2"/>
          <table:table-cell office:value-type="string" calcext:value-type="string">
            <text:p>AD17-L</text:p>
          </table:table-cell>
          <table:table-cell office:value-type="float" office:value="47.017403" calcext:value-type="float">
            <text:p>47.0174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office:value-type="string" calcext:value-type="string">
            <text:p>AD3-L</text:p>
          </table:table-cell>
          <table:table-cell table:number-columns-repeated="2"/>
          <table:table-cell office:value-type="string" calcext:value-type="string">
            <text:p>AD24-L</text:p>
          </table:table-cell>
          <table:table-cell office:value-type="float" office:value="49.000708" calcext:value-type="float">
            <text:p>49.000708</text:p>
          </table:table-cell>
          <table:table-cell table:style-name="ce1" office:value-type="float" office:value="35.5384615" calcext:value-type="float">
            <text:p>35.53846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6.4666667" calcext:value-type="float">
            <text:p>36.4666667</text:p>
          </table:table-cell>
          <table:table-cell office:value-type="string" calcext:value-type="string">
            <text:p>AD3-R</text:p>
          </table:table-cell>
          <table:table-cell table:number-columns-repeated="2"/>
          <table:table-cell office:value-type="string" calcext:value-type="string">
            <text:p>N15-L</text:p>
          </table:table-cell>
          <table:table-cell office:value-type="float" office:value="50.960144" calcext:value-type="float">
            <text:p>50.960144</text:p>
          </table:table-cell>
          <table:table-cell table:style-name="ce1" office:value-type="float" office:value="46.6666667" calcext:value-type="float">
            <text:p>46.66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7.5714286" calcext:value-type="float">
            <text:p>47.5714286</text:p>
          </table:table-cell>
          <table:table-cell office:value-type="string" calcext:value-type="string">
            <text:p>AD4-L</text:p>
          </table:table-cell>
          <table:table-cell table:number-columns-repeated="2"/>
          <table:table-cell office:value-type="string" calcext:value-type="string">
            <text:p>AD28-R</text:p>
          </table:table-cell>
          <table:table-cell office:value-type="float" office:value="71.538173" calcext:value-type="float">
            <text:p>71.538173</text:p>
          </table:table-cell>
          <table:table-cell office:value-type="float" office:value="39.7333333" calcext:value-type="float">
            <text:p>39.73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string" calcext:value-type="string">
            <text:p>AD4-R</text:p>
          </table:table-cell>
          <table:table-cell table:number-columns-repeated="2"/>
          <table:table-cell office:value-type="string" calcext:value-type="string">
            <text:p>N12-R</text:p>
          </table:table-cell>
          <table:table-cell office:value-type="float" office:value="51.899084" calcext:value-type="float">
            <text:p>51.899084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7.6153846" calcext:value-type="float">
            <text:p>57.6153846</text:p>
          </table:table-cell>
          <table:table-cell office:value-type="string" calcext:value-type="string">
            <text:p>AD5-L</text:p>
          </table:table-cell>
          <table:table-cell table:number-columns-repeated="2"/>
          <table:table-cell office:value-type="string" calcext:value-type="string">
            <text:p>N16-R</text:p>
          </table:table-cell>
          <table:table-cell office:value-type="float" office:value="46.983792" calcext:value-type="float">
            <text:p>46.983792</text:p>
          </table:table-cell>
          <table:table-cell office:value-type="float" office:value="73.7692308" calcext:value-type="float">
            <text:p>73.76923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3.3571429" calcext:value-type="float">
            <text:p>43.3571429</text:p>
          </table:table-cell>
          <table:table-cell office:value-type="string" calcext:value-type="string">
            <text:p>AD5-R</text:p>
          </table:table-cell>
          <table:table-cell table:number-columns-repeated="2"/>
          <table:table-cell office:value-type="string" calcext:value-type="string">
            <text:p>N14-R</text:p>
          </table:table-cell>
          <table:table-cell office:value-type="float" office:value="58.585369" calcext:value-type="float">
            <text:p>58.585369</text:p>
          </table:table-cell>
          <table:table-cell office:value-type="float" office:value="67.1428571" calcext:value-type="float">
            <text:p>67.142857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0.6153846" calcext:value-type="float">
            <text:p>60.6153846</text:p>
          </table:table-cell>
          <table:table-cell office:value-type="string" calcext:value-type="string">
            <text:p>AD6-L</text:p>
          </table:table-cell>
          <table:table-cell table:number-columns-repeated="2"/>
          <table:table-cell office:value-type="string" calcext:value-type="string">
            <text:p>AD27-R</text:p>
          </table:table-cell>
          <table:table-cell office:value-type="float" office:value="43.576276" calcext:value-type="float">
            <text:p>43.5762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4.1428571" calcext:value-type="float">
            <text:p>74.1428571</text:p>
          </table:table-cell>
          <table:table-cell office:value-type="string" calcext:value-type="string">
            <text:p>AD6-R</text:p>
          </table:table-cell>
          <table:table-cell table:number-columns-repeated="2"/>
          <table:table-cell office:value-type="string" calcext:value-type="string">
            <text:p>AD21-L</text:p>
          </table:table-cell>
          <table:table-cell office:value-type="float" office:value="34.196363" calcext:value-type="float">
            <text:p>34.196363</text:p>
          </table:table-cell>
          <table:table-cell table:style-name="ce1" office:value-type="float" office:value="49.0666667" calcext:value-type="float">
            <text:p>49.066666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string" calcext:value-type="string">
            <text:p>AD7-L</text:p>
          </table:table-cell>
          <table:table-cell table:number-columns-repeated="2"/>
          <table:table-cell office:value-type="string" calcext:value-type="string">
            <text:p>N10-R</text:p>
          </table:table-cell>
          <table:table-cell office:value-type="float" office:value="59.955206" calcext:value-type="float">
            <text:p>59.955206</text:p>
          </table:table-cell>
          <table:table-cell office:value-type="float" office:value="65.2857143" calcext:value-type="float">
            <text:p>65.285714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4.0666667" calcext:value-type="float">
            <text:p>44.0666667</text:p>
          </table:table-cell>
          <table:table-cell office:value-type="string" calcext:value-type="string">
            <text:p>AD7-R</text:p>
          </table:table-cell>
          <table:table-cell table:number-columns-repeated="2"/>
          <table:table-cell office:value-type="string" calcext:value-type="string">
            <text:p>N13-L</text:p>
          </table:table-cell>
          <table:table-cell office:value-type="float" office:value="59.725957" calcext:value-type="float">
            <text:p>59.725957</text:p>
          </table:table-cell>
          <table:table-cell table:style-name="ce1" office:value-type="float" office:value="64.9285714" calcext:value-type="float">
            <text:p>64.928571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2.4666667" calcext:value-type="float">
            <text:p>52.4666667</text:p>
          </table:table-cell>
          <table:table-cell office:value-type="string" calcext:value-type="string">
            <text:p>AD8-L</text:p>
          </table:table-cell>
          <table:table-cell table:number-columns-repeated="2"/>
          <table:table-cell office:value-type="string" calcext:value-type="string">
            <text:p>AD18-R</text:p>
          </table:table-cell>
          <table:table-cell office:value-type="float" office:value="59.84042" calcext:value-type="float">
            <text:p>59.84042</text:p>
          </table:table-cell>
          <table:table-cell office:value-type="float" office:value="40.8666667" calcext:value-type="float">
            <text:p>40.86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string" calcext:value-type="string">
            <text:p>AD8-R</text:p>
          </table:table-cell>
          <table:table-cell table:number-columns-repeated="2"/>
          <table:table-cell office:value-type="string" calcext:value-type="string">
            <text:p>AD19-L</text:p>
          </table:table-cell>
          <table:table-cell office:value-type="float" office:value="44.711682" calcext:value-type="float">
            <text:p>44.711682</text:p>
          </table:table-cell>
          <table:table-cell office:value-type="float" office:value="48.5333333" calcext:value-type="float">
            <text:p>48.53333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1.5833333" calcext:value-type="float">
            <text:p>71.5833333</text:p>
          </table:table-cell>
          <table:table-cell office:value-type="string" calcext:value-type="string">
            <text:p>AD9-L</text:p>
          </table:table-cell>
          <table:table-cell table:number-columns-repeated="2"/>
          <table:table-cell office:value-type="string" calcext:value-type="string">
            <text:p>N17-L</text:p>
          </table:table-cell>
          <table:table-cell office:value-type="float" office:value="63.56741" calcext:value-type="float">
            <text:p>63.56741</text:p>
          </table:table-cell>
          <table:table-cell office:value-type="float" office:value="77.4666667" calcext:value-type="float">
            <text:p>77.466666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0.8571429" calcext:value-type="float">
            <text:p>60.8571429</text:p>
          </table:table-cell>
          <table:table-cell office:value-type="string" calcext:value-type="string">
            <text:p>AD9-R</text:p>
          </table:table-cell>
          <table:table-cell table:number-columns-repeated="2"/>
          <table:table-cell office:value-type="string" calcext:value-type="string">
            <text:p>AD26-L</text:p>
          </table:table-cell>
          <table:table-cell office:value-type="float" office:value="41.311961" calcext:value-type="float">
            <text:p>41.31196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10-L</text:p>
          </table:table-cell>
          <table:table-cell table:number-columns-repeated="2"/>
          <table:table-cell office:value-type="string" calcext:value-type="string">
            <text:p>AD20-L</text:p>
          </table:table-cell>
          <table:table-cell office:value-type="float" office:value="35.099379" calcext:value-type="float">
            <text:p>35.099379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AD10-R</text:p>
          </table:table-cell>
          <table:table-cell table:number-columns-repeated="2"/>
          <table:table-cell office:value-type="string" calcext:value-type="string">
            <text:p>AD18-L</text:p>
          </table:table-cell>
          <table:table-cell office:value-type="float" office:value="35.571618" calcext:value-type="float">
            <text:p>35.571618</text:p>
          </table:table-cell>
          <table:table-cell office:value-type="float" office:value="19.6666667" calcext:value-type="float">
            <text:p>19.666666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0.7142857" calcext:value-type="float">
            <text:p>60.7142857</text:p>
          </table:table-cell>
          <table:table-cell office:value-type="string" calcext:value-type="string">
            <text:p>AD11-L</text:p>
          </table:table-cell>
          <table:table-cell table:number-columns-repeated="2"/>
          <table:table-cell office:value-type="string" calcext:value-type="string">
            <text:p>AD19-R</text:p>
          </table:table-cell>
          <table:table-cell office:value-type="float" office:value="37.975426" calcext:value-type="float">
            <text:p>37.975426</text:p>
          </table:table-cell>
          <table:table-cell office:value-type="float" office:value="30.1428571" calcext:value-type="float">
            <text:p>30.142857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7.7142857" calcext:value-type="float">
            <text:p>27.7142857</text:p>
          </table:table-cell>
          <table:table-cell office:value-type="string" calcext:value-type="string">
            <text:p>AD11-R</text:p>
          </table:table-cell>
          <table:table-cell table:number-columns-repeated="2"/>
          <table:table-cell office:value-type="string" calcext:value-type="string">
            <text:p>N9-R</text:p>
          </table:table-cell>
          <table:table-cell office:value-type="float" office:value="77.474347" calcext:value-type="float">
            <text:p>77.474347</text:p>
          </table:table-cell>
          <table:table-cell office:value-type="float" office:value="42.2857143" calcext:value-type="float">
            <text:p>42.28571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8.7692308" calcext:value-type="float">
            <text:p>68.7692308</text:p>
          </table:table-cell>
          <table:table-cell office:value-type="string" calcext:value-type="string">
            <text:p>AD12-L</text:p>
          </table:table-cell>
          <table:table-cell table:number-columns-repeated="2"/>
          <table:table-cell office:value-type="string" calcext:value-type="string">
            <text:p>AD23-L</text:p>
          </table:table-cell>
          <table:table-cell office:value-type="float" office:value="49.196846" calcext:value-type="float">
            <text:p>49.196846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8.4666667" calcext:value-type="float">
            <text:p>68.4666667</text:p>
          </table:table-cell>
          <table:table-cell office:value-type="string" calcext:value-type="string">
            <text:p>AD12-R</text:p>
          </table:table-cell>
          <table:table-cell table:number-columns-repeated="2"/>
          <table:table-cell office:value-type="string" calcext:value-type="string">
            <text:p>AD25-L</text:p>
          </table:table-cell>
          <table:table-cell office:value-type="float" office:value="52.165961" calcext:value-type="float">
            <text:p>52.165961</text:p>
          </table:table-cell>
          <table:table-cell office:value-type="float" office:value="50.2307692" calcext:value-type="float">
            <text:p>50.230769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.3571429" calcext:value-type="float">
            <text:p>20.3571429</text:p>
          </table:table-cell>
          <table:table-cell office:value-type="string" calcext:value-type="string">
            <text:p>AD13-L</text:p>
          </table:table-cell>
          <table:table-cell table:number-columns-repeated="2"/>
          <table:table-cell office:value-type="string" calcext:value-type="string">
            <text:p>N14-L</text:p>
          </table:table-cell>
          <table:table-cell office:value-type="float" office:value="68.092471" calcext:value-type="float">
            <text:p>68.092471</text:p>
          </table:table-cell>
          <table:table-cell office:value-type="float" office:value="66.3333333" calcext:value-type="float">
            <text:p>66.33333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3.9333333" calcext:value-type="float">
            <text:p>53.9333333</text:p>
          </table:table-cell>
          <table:table-cell office:value-type="string" calcext:value-type="string">
            <text:p>AD13-R</text:p>
          </table:table-cell>
          <table:table-cell table:number-columns-repeated="2"/>
          <table:table-cell office:value-type="string" calcext:value-type="string">
            <text:p>N12-L</text:p>
          </table:table-cell>
          <table:table-cell office:value-type="float" office:value="30.918733" calcext:value-type="float">
            <text:p>30.918733</text:p>
          </table:table-cell>
          <table:table-cell office:value-type="float" office:value="59.1428571" calcext:value-type="float">
            <text:p>59.14285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9.7857143" calcext:value-type="float">
            <text:p>69.7857143</text:p>
          </table:table-cell>
          <table:table-cell office:value-type="string" calcext:value-type="string">
            <text:p>AD14-L</text:p>
          </table:table-cell>
          <table:table-cell table:number-columns-repeated="2"/>
          <table:table-cell office:value-type="string" calcext:value-type="string">
            <text:p>N13-R</text:p>
          </table:table-cell>
          <table:table-cell office:value-type="float" office:value="62.755445" calcext:value-type="float">
            <text:p>62.755445</text:p>
          </table:table-cell>
          <table:table-cell office:value-type="float" office:value="77.7333333" calcext:value-type="float">
            <text:p>77.73333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14-R</text:p>
          </table:table-cell>
          <table:table-cell table:number-columns-repeated="2"/>
          <table:table-cell office:value-type="string" calcext:value-type="string">
            <text:p>N11-L</text:p>
          </table:table-cell>
          <table:table-cell office:value-type="float" office:value="67.935702" calcext:value-type="float">
            <text:p>67.935702</text:p>
          </table:table-cell>
          <table:table-cell office:value-type="float" office:value="77.3333333" calcext:value-type="float">
            <text:p>77.33333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7.2142857" calcext:value-type="float">
            <text:p>47.2142857</text:p>
          </table:table-cell>
          <table:table-cell office:value-type="string" calcext:value-type="string">
            <text:p>AD15-L</text:p>
          </table:table-cell>
          <table:table-cell table:number-columns-repeated="2"/>
          <table:table-cell office:value-type="string" calcext:value-type="string">
            <text:p>N16-L</text:p>
          </table:table-cell>
          <table:table-cell office:value-type="float" office:value="37.045479" calcext:value-type="float">
            <text:p>37.045479</text:p>
          </table:table-cell>
          <table:table-cell office:value-type="float" office:value="52.0714286" calcext:value-type="float">
            <text:p>52.07142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1.6666667" calcext:value-type="float">
            <text:p>21.6666667</text:p>
          </table:table-cell>
          <table:table-cell office:value-type="string" calcext:value-type="string">
            <text:p>AD15-R</text:p>
          </table:table-cell>
          <table:table-cell table:number-columns-repeated="2"/>
          <table:table-cell office:value-type="string" calcext:value-type="string">
            <text:p>N11-R</text:p>
          </table:table-cell>
          <table:table-cell office:value-type="float" office:value="51.53223" calcext:value-type="float">
            <text:p>51.53223</text:p>
          </table:table-cell>
          <table:table-cell office:value-type="float" office:value="70.2857143" calcext:value-type="float">
            <text:p>70.285714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8.9333333" calcext:value-type="float">
            <text:p>58.9333333</text:p>
          </table:table-cell>
          <table:table-cell office:value-type="string" calcext:value-type="string">
            <text:p>AD16-L</text:p>
          </table:table-cell>
          <table:table-cell table:number-columns-repeated="2"/>
          <table:table-cell office:value-type="string" calcext:value-type="string">
            <text:p>N10-L</text:p>
          </table:table-cell>
          <table:table-cell office:value-type="float" office:value="70.509704" calcext:value-type="float">
            <text:p>70.509704</text:p>
          </table:table-cell>
          <table:table-cell office:value-type="float" office:value="73.1428571" calcext:value-type="float">
            <text:p>73.142857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4.7142857" calcext:value-type="float">
            <text:p>64.7142857</text:p>
          </table:table-cell>
          <table:table-cell office:value-type="string" calcext:value-type="string">
            <text:p>AD16-R</text:p>
          </table:table-cell>
          <table:table-cell table:number-columns-repeated="2"/>
          <table:table-cell office:value-type="string" calcext:value-type="string">
            <text:p>N15-R</text:p>
          </table:table-cell>
          <table:table-cell office:value-type="float" office:value="61.191039" calcext:value-type="float">
            <text:p>61.191039</text:p>
          </table:table-cell>
          <table:table-cell office:value-type="float" office:value="62.3846154" calcext:value-type="float">
            <text:p>62.384615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17-L</text:p>
          </table:table-cell>
          <table:table-cell table:number-columns-repeated="6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string" calcext:value-type="string">
            <text:p>AD17-R</text:p>
          </table:table-cell>
          <table:table-cell table:number-columns-repeated="6"/>
        </table:table-row>
        <table:table-row table:style-name="ro1">
          <table:table-cell office:value-type="float" office:value="19.6666667" calcext:value-type="float">
            <text:p>19.6666667</text:p>
          </table:table-cell>
          <table:table-cell office:value-type="string" calcext:value-type="string">
            <text:p>AD18-L</text:p>
          </table:table-cell>
          <table:table-cell table:number-columns-repeated="6"/>
        </table:table-row>
        <table:table-row table:style-name="ro1">
          <table:table-cell office:value-type="float" office:value="40.8666667" calcext:value-type="float">
            <text:p>40.8666667</text:p>
          </table:table-cell>
          <table:table-cell office:value-type="string" calcext:value-type="string">
            <text:p>AD18-R</text:p>
          </table:table-cell>
          <table:table-cell table:number-columns-repeated="6"/>
        </table:table-row>
        <table:table-row table:style-name="ro1">
          <table:table-cell office:value-type="float" office:value="48.5333333" calcext:value-type="float">
            <text:p>48.5333333</text:p>
          </table:table-cell>
          <table:table-cell office:value-type="string" calcext:value-type="string">
            <text:p>AD19-L</text:p>
          </table:table-cell>
          <table:table-cell table:number-columns-repeated="6"/>
        </table:table-row>
        <table:table-row table:style-name="ro1">
          <table:table-cell office:value-type="float" office:value="30.1428571" calcext:value-type="float">
            <text:p>30.1428571</text:p>
          </table:table-cell>
          <table:table-cell office:value-type="string" calcext:value-type="string">
            <text:p>AD19-R</text:p>
          </table:table-cell>
          <table:table-cell table:number-columns-repeated="6"/>
        </table:table-row>
        <table:table-row table:style-name="ro1">
          <table:table-cell office:value-type="float" office:value="28.875" calcext:value-type="float">
            <text:p>28.875</text:p>
          </table:table-cell>
          <table:table-cell office:value-type="string" calcext:value-type="string">
            <text:p>AD20-L</text:p>
          </table:table-cell>
          <table:table-cell table:number-columns-repeated="6"/>
        </table:table-row>
        <table:table-row table:style-name="ro1">
          <table:table-cell office:value-type="float" office:value="62.2857143" calcext:value-type="float">
            <text:p>62.2857143</text:p>
          </table:table-cell>
          <table:table-cell office:value-type="string" calcext:value-type="string">
            <text:p>AD20-R</text:p>
          </table:table-cell>
          <table:table-cell table:number-columns-repeated="6"/>
        </table:table-row>
        <table:table-row table:style-name="ro1">
          <table:table-cell office:value-type="float" office:value="51.0666667" calcext:value-type="float">
            <text:p>51.0666667</text:p>
          </table:table-cell>
          <table:table-cell office:value-type="string" calcext:value-type="string">
            <text:p>AD21-L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21-R</text:p>
          </table:table-cell>
          <table:table-cell table:number-columns-repeated="6"/>
        </table:table-row>
        <table:table-row table:style-name="ro1">
          <table:table-cell office:value-type="float" office:value="58.3333333" calcext:value-type="float">
            <text:p>58.3333333</text:p>
          </table:table-cell>
          <table:table-cell office:value-type="string" calcext:value-type="string">
            <text:p>AD22-L</text:p>
          </table:table-cell>
          <table:table-cell table:number-columns-repeated="6"/>
        </table:table-row>
        <table:table-row table:style-name="ro1">
          <table:table-cell office:value-type="float" office:value="67.3076923" calcext:value-type="float">
            <text:p>67.3076923</text:p>
          </table:table-cell>
          <table:table-cell office:value-type="string" calcext:value-type="string">
            <text:p>AD22-R</text:p>
          </table:table-cell>
          <table:table-cell table:number-columns-repeated="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AD23-L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23-R</text:p>
          </table:table-cell>
          <table:table-cell table:number-columns-repeated="6"/>
        </table:table-row>
        <table:table-row table:style-name="ro1">
          <table:table-cell office:value-type="float" office:value="35.5384615" calcext:value-type="float">
            <text:p>35.5384615</text:p>
          </table:table-cell>
          <table:table-cell office:value-type="string" calcext:value-type="string">
            <text:p>AD24-L</text:p>
          </table:table-cell>
          <table:table-cell table:number-columns-repeated="6"/>
        </table:table-row>
        <table:table-row table:style-name="ro1">
          <table:table-cell office:value-type="float" office:value="49.0666667" calcext:value-type="float">
            <text:p>49.0666667</text:p>
          </table:table-cell>
          <table:table-cell office:value-type="string" calcext:value-type="string">
            <text:p>AD24-R</text:p>
          </table:table-cell>
          <table:table-cell table:number-columns-repeated="6"/>
        </table:table-row>
        <table:table-row table:style-name="ro1">
          <table:table-cell office:value-type="float" office:value="50.2307692" calcext:value-type="float">
            <text:p>50.2307692</text:p>
          </table:table-cell>
          <table:table-cell office:value-type="string" calcext:value-type="string">
            <text:p>AD25-L</text:p>
          </table:table-cell>
          <table:table-cell table:number-columns-repeated="6"/>
        </table:table-row>
        <table:table-row table:style-name="ro1">
          <table:table-cell office:value-type="float" office:value="54.1333333" calcext:value-type="float">
            <text:p>54.1333333</text:p>
          </table:table-cell>
          <table:table-cell office:value-type="string" calcext:value-type="string">
            <text:p>AD25-R</text:p>
          </table:table-cell>
          <table:table-cell table:number-columns-repeated="6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AD26-L</text:p>
          </table:table-cell>
          <table:table-cell table:number-columns-repeated="6"/>
        </table:table-row>
        <table:table-row table:style-name="ro1">
          <table:table-cell office:value-type="float" office:value="55.7333333" calcext:value-type="float">
            <text:p>55.7333333</text:p>
          </table:table-cell>
          <table:table-cell office:value-type="string" calcext:value-type="string">
            <text:p>AD26-R</text:p>
          </table:table-cell>
          <table:table-cell table:number-columns-repeated="6"/>
        </table:table-row>
        <table:table-row table:style-name="ro1">
          <table:table-cell office:value-type="float" office:value="64.2666667" calcext:value-type="float">
            <text:p>64.2666667</text:p>
          </table:table-cell>
          <table:table-cell office:value-type="string" calcext:value-type="string">
            <text:p>AD27-L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27-R</text:p>
          </table:table-cell>
          <table:table-cell table:number-columns-repeated="6"/>
        </table:table-row>
        <table:table-row table:style-name="ro1">
          <table:table-cell office:value-type="float" office:value="60.0666667" calcext:value-type="float">
            <text:p>60.0666667</text:p>
          </table:table-cell>
          <table:table-cell office:value-type="string" calcext:value-type="string">
            <text:p>AD28-L</text:p>
          </table:table-cell>
          <table:table-cell table:number-columns-repeated="6"/>
        </table:table-row>
        <table:table-row table:style-name="ro1">
          <table:table-cell office:value-type="float" office:value="39.7333333" calcext:value-type="float">
            <text:p>39.7333333</text:p>
          </table:table-cell>
          <table:table-cell office:value-type="string" calcext:value-type="string">
            <text:p>AD28-R</text:p>
          </table:table-cell>
          <table:table-cell table:number-columns-repeated="6"/>
        </table:table-row>
        <table:table-row table:style-name="ro1">
          <table:table-cell office:value-type="float" office:value="60.3571429" calcext:value-type="float">
            <text:p>60.3571429</text:p>
          </table:table-cell>
          <table:table-cell office:value-type="string" calcext:value-type="string">
            <text:p>AD29-L</text:p>
          </table:table-cell>
          <table:table-cell table:number-columns-repeated="6"/>
        </table:table-row>
        <table:table-row table:style-name="ro1">
          <table:table-cell office:value-type="float" office:value="32.8571429" calcext:value-type="float">
            <text:p>32.8571429</text:p>
          </table:table-cell>
          <table:table-cell office:value-type="string" calcext:value-type="string">
            <text:p>AD29-R</text:p>
          </table:table-cell>
          <table:table-cell table:number-columns-repeated="6"/>
        </table:table-row>
        <table:table-row table:style-name="ro1">
          <table:table-cell office:value-type="float" office:value="56.8666667" calcext:value-type="float">
            <text:p>56.8666667</text:p>
          </table:table-cell>
          <table:table-cell office:value-type="string" calcext:value-type="string">
            <text:p>AD30-L</text:p>
          </table:table-cell>
          <table:table-cell table:number-columns-repeated="6"/>
        </table:table-row>
        <table:table-row table:style-name="ro1">
          <table:table-cell office:value-type="float" office:value="17.2857143" calcext:value-type="float">
            <text:p>17.2857143</text:p>
          </table:table-cell>
          <table:table-cell office:value-type="string" calcext:value-type="string">
            <text:p>AD30-R</text:p>
          </table:table-cell>
          <table:table-cell table:number-columns-repeated="6"/>
        </table:table-row>
        <table:table-row table:style-name="ro1">
          <table:table-cell office:value-type="float" office:value="40.9285714" calcext:value-type="float">
            <text:p>40.9285714</text:p>
          </table:table-cell>
          <table:table-cell office:value-type="string" calcext:value-type="string">
            <text:p>AD31-L</text:p>
          </table:table-cell>
          <table:table-cell table:number-columns-repeated="6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string" calcext:value-type="string">
            <text:p>AD31-R</text:p>
          </table:table-cell>
          <table:table-cell table:number-columns-repeated="6"/>
        </table:table-row>
        <table:table-row table:style-name="ro1">
          <table:table-cell office:value-type="float" office:value="61.3846154" calcext:value-type="float">
            <text:p>61.3846154</text:p>
          </table:table-cell>
          <table:table-cell office:value-type="string" calcext:value-type="string">
            <text:p>AD32-L</text:p>
          </table:table-cell>
          <table:table-cell table:number-columns-repeated="6"/>
        </table:table-row>
        <table:table-row table:style-name="ro1">
          <table:table-cell office:value-type="float" office:value="50.5333333" calcext:value-type="float">
            <text:p>50.5333333</text:p>
          </table:table-cell>
          <table:table-cell office:value-type="string" calcext:value-type="string">
            <text:p>AD32-R</text:p>
          </table:table-cell>
          <table:table-cell table:number-columns-repeated="6"/>
        </table:table-row>
        <table:table-row table:style-name="ro1">
          <table:table-cell office:value-type="float" office:value="21.2857143" calcext:value-type="float">
            <text:p>21.2857143</text:p>
          </table:table-cell>
          <table:table-cell office:value-type="string" calcext:value-type="string">
            <text:p>AD33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33-R</text:p>
          </table:table-cell>
          <table:table-cell table:number-columns-repeated="6"/>
        </table:table-row>
        <table:table-row table:style-name="ro1">
          <table:table-cell office:value-type="float" office:value="12.7142857" calcext:value-type="float">
            <text:p>12.7142857</text:p>
          </table:table-cell>
          <table:table-cell office:value-type="string" calcext:value-type="string">
            <text:p>AD34-L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34-R</text:p>
          </table:table-cell>
          <table:table-cell table:number-columns-repeated="6"/>
        </table:table-row>
        <table:table-row table:style-name="ro1">
          <table:table-cell office:value-type="float" office:value="41.1333333" calcext:value-type="float">
            <text:p>41.1333333</text:p>
          </table:table-cell>
          <table:table-cell office:value-type="string" calcext:value-type="string">
            <text:p>AD35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35-R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D36-L</text:p>
          </table:table-cell>
          <table:table-cell table:number-columns-repeated="6"/>
        </table:table-row>
        <table:table-row table:style-name="ro1">
          <table:table-cell office:value-type="float" office:value="28.8666667" calcext:value-type="float">
            <text:p>28.8666667</text:p>
          </table:table-cell>
          <table:table-cell office:value-type="string" calcext:value-type="string">
            <text:p>AD36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37-L</text:p>
          </table:table-cell>
          <table:table-cell table:number-columns-repeated="6"/>
        </table:table-row>
        <table:table-row table:style-name="ro1">
          <table:table-cell office:value-type="float" office:value="52.1333333" calcext:value-type="float">
            <text:p>52.1333333</text:p>
          </table:table-cell>
          <table:table-cell office:value-type="string" calcext:value-type="string">
            <text:p>AD37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38-L</text:p>
          </table:table-cell>
          <table:table-cell table:number-columns-repeated="6"/>
        </table:table-row>
        <table:table-row table:style-name="ro1">
          <table:table-cell office:value-type="float" office:value="65.5333333" calcext:value-type="float">
            <text:p>65.5333333</text:p>
          </table:table-cell>
          <table:table-cell office:value-type="string" calcext:value-type="string">
            <text:p>AD38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39-L</text:p>
          </table:table-cell>
          <table:table-cell table:number-columns-repeated="6"/>
        </table:table-row>
        <table:table-row table:style-name="ro1">
          <table:table-cell office:value-type="float" office:value="58.3846154" calcext:value-type="float">
            <text:p>58.3846154</text:p>
          </table:table-cell>
          <table:table-cell office:value-type="string" calcext:value-type="string">
            <text:p>AD39-R</text:p>
          </table:table-cell>
          <table:table-cell table:number-columns-repeated="6"/>
        </table:table-row>
        <table:table-row table:style-name="ro1">
          <table:table-cell office:value-type="float" office:value="67.7666667" calcext:value-type="float">
            <text:p>67.7666667</text:p>
          </table:table-cell>
          <table:table-cell office:value-type="string" calcext:value-type="string">
            <text:p>AD40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0-R</text:p>
          </table:table-cell>
          <table:table-cell table:number-columns-repeated="6"/>
        </table:table-row>
        <table:table-row table:style-name="ro1">
          <table:table-cell office:value-type="float" office:value="45.9333333" calcext:value-type="float">
            <text:p>45.9333333</text:p>
          </table:table-cell>
          <table:table-cell office:value-type="string" calcext:value-type="string">
            <text:p>AD41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1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2-L</text:p>
          </table:table-cell>
          <table:table-cell table:number-columns-repeated="6"/>
        </table:table-row>
        <table:table-row table:style-name="ro1">
          <table:table-cell office:value-type="float" office:value="62.3571429" calcext:value-type="float">
            <text:p>62.3571429</text:p>
          </table:table-cell>
          <table:table-cell office:value-type="string" calcext:value-type="string">
            <text:p>AD42-R</text:p>
          </table:table-cell>
          <table:table-cell table:number-columns-repeated="6"/>
        </table:table-row>
        <table:table-row table:style-name="ro1">
          <table:table-cell office:value-type="float" office:value="48.6666667" calcext:value-type="float">
            <text:p>48.6666667</text:p>
          </table:table-cell>
          <table:table-cell office:value-type="string" calcext:value-type="string">
            <text:p>AD43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3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4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4-R</text:p>
          </table:table-cell>
          <table:table-cell table:number-columns-repeated="6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string" calcext:value-type="string">
            <text:p>AD45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5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6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6-R</text:p>
          </table:table-cell>
          <table:table-cell table:number-columns-repeated="6"/>
        </table:table-row>
        <table:table-row table:style-name="ro1">
          <table:table-cell office:value-type="float" office:value="52.7142857" calcext:value-type="float">
            <text:p>52.7142857</text:p>
          </table:table-cell>
          <table:table-cell office:value-type="string" calcext:value-type="string">
            <text:p>AD47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7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8-L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48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9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49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50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50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51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51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52-L</text:p>
          </table:table-cell>
          <table:table-cell table:number-columns-repeated="6"/>
        </table:table-row>
        <table:table-row table:style-name="ro1">
          <table:table-cell office:value-type="float" office:value="57.0714286" calcext:value-type="float">
            <text:p>57.0714286</text:p>
          </table:table-cell>
          <table:table-cell office:value-type="string" calcext:value-type="string">
            <text:p>AD52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53-L</text:p>
          </table:table-cell>
          <table:table-cell table:number-columns-repeated="6"/>
        </table:table-row>
        <table:table-row table:style-name="ro1">
          <table:table-cell office:value-type="float" office:value="48.6428571" calcext:value-type="float">
            <text:p>48.6428571</text:p>
          </table:table-cell>
          <table:table-cell office:value-type="string" calcext:value-type="string">
            <text:p>AD53-R</text:p>
          </table:table-cell>
          <table:table-cell table:number-columns-repeated="6"/>
        </table:table-row>
        <table:table-row table:style-name="ro1">
          <table:table-cell office:value-type="float" office:value="65.0714286" calcext:value-type="float">
            <text:p>65.0714286</text:p>
          </table:table-cell>
          <table:table-cell office:value-type="string" calcext:value-type="string">
            <text:p>AD54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54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55-L</text:p>
          </table:table-cell>
          <table:table-cell table:number-columns-repeated="6"/>
        </table:table-row>
        <table:table-row table:style-name="ro1">
          <table:table-cell office:value-type="float" office:value="56.9333333" calcext:value-type="float">
            <text:p>56.9333333</text:p>
          </table:table-cell>
          <table:table-cell office:value-type="string" calcext:value-type="string">
            <text:p>AD55-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8.5333333" calcext:value-type="float">
            <text:p>68.5333333</text:p>
          </table:table-cell>
          <table:table-cell office:value-type="string" calcext:value-type="string">
            <text:p>N1-L</text:p>
          </table:table-cell>
          <table:table-cell table:number-columns-repeated="6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string" calcext:value-type="string">
            <text:p>N1-R</text:p>
          </table:table-cell>
          <table:table-cell table:number-columns-repeated="6"/>
        </table:table-row>
        <table:table-row table:style-name="ro1">
          <table:table-cell office:value-type="float" office:value="68.6153846" calcext:value-type="float">
            <text:p>68.6153846</text:p>
          </table:table-cell>
          <table:table-cell office:value-type="string" calcext:value-type="string">
            <text:p>N2-L</text:p>
          </table:table-cell>
          <table:table-cell table:number-columns-repeated="6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string" calcext:value-type="string">
            <text:p>N2-R</text:p>
          </table:table-cell>
          <table:table-cell table:number-columns-repeated="6"/>
        </table:table-row>
        <table:table-row table:style-name="ro1">
          <table:table-cell office:value-type="float" office:value="62.0769231" calcext:value-type="float">
            <text:p>62.0769231</text:p>
          </table:table-cell>
          <table:table-cell office:value-type="string" calcext:value-type="string">
            <text:p>N3-L</text:p>
          </table:table-cell>
          <table:table-cell table:number-columns-repeated="6"/>
        </table:table-row>
        <table:table-row table:style-name="ro1">
          <table:table-cell office:value-type="float" office:value="65.8666667" calcext:value-type="float">
            <text:p>65.8666667</text:p>
          </table:table-cell>
          <table:table-cell office:value-type="string" calcext:value-type="string">
            <text:p>N3-R</text:p>
          </table:table-cell>
          <table:table-cell table:number-columns-repeated="6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string" calcext:value-type="string">
            <text:p>N4-L</text:p>
          </table:table-cell>
          <table:table-cell table:number-columns-repeated="6"/>
        </table:table-row>
        <table:table-row table:style-name="ro1">
          <table:table-cell office:value-type="float" office:value="81.0714286" calcext:value-type="float">
            <text:p>81.0714286</text:p>
          </table:table-cell>
          <table:table-cell office:value-type="string" calcext:value-type="string">
            <text:p>N4-R</text:p>
          </table:table-cell>
          <table:table-cell table:number-columns-repeated="6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string" calcext:value-type="string">
            <text:p>N5-L</text:p>
          </table:table-cell>
          <table:table-cell table:number-columns-repeated="6"/>
        </table:table-row>
        <table:table-row table:style-name="ro1">
          <table:table-cell office:value-type="float" office:value="77.2666667" calcext:value-type="float">
            <text:p>77.2666667</text:p>
          </table:table-cell>
          <table:table-cell office:value-type="string" calcext:value-type="string">
            <text:p>N5-R</text:p>
          </table:table-cell>
          <table:table-cell table:number-columns-repeated="6"/>
        </table:table-row>
        <table:table-row table:style-name="ro1">
          <table:table-cell office:value-type="float" office:value="81.0714286" calcext:value-type="float">
            <text:p>81.0714286</text:p>
          </table:table-cell>
          <table:table-cell office:value-type="string" calcext:value-type="string">
            <text:p>N6-L</text:p>
          </table:table-cell>
          <table:table-cell table:number-columns-repeated="6"/>
        </table:table-row>
        <table:table-row table:style-name="ro1">
          <table:table-cell office:value-type="float" office:value="76.9285714" calcext:value-type="float">
            <text:p>76.9285714</text:p>
          </table:table-cell>
          <table:table-cell office:value-type="string" calcext:value-type="string">
            <text:p>N6-R</text:p>
          </table:table-cell>
          <table:table-cell table:number-columns-repeated="6"/>
        </table:table-row>
        <table:table-row table:style-name="ro1">
          <table:table-cell office:value-type="float" office:value="74.6666667" calcext:value-type="float">
            <text:p>74.6666667</text:p>
          </table:table-cell>
          <table:table-cell office:value-type="string" calcext:value-type="string">
            <text:p>N7-L</text:p>
          </table:table-cell>
          <table:table-cell table:number-columns-repeated="6"/>
        </table:table-row>
        <table:table-row table:style-name="ro1">
          <table:table-cell office:value-type="float" office:value="56.6666667" calcext:value-type="float">
            <text:p>56.6666667</text:p>
          </table:table-cell>
          <table:table-cell office:value-type="string" calcext:value-type="string">
            <text:p>N7-R</text:p>
          </table:table-cell>
          <table:table-cell table:number-columns-repeated="6"/>
        </table:table-row>
        <table:table-row table:style-name="ro1">
          <table:table-cell office:value-type="float" office:value="70.0714286" calcext:value-type="float">
            <text:p>70.0714286</text:p>
          </table:table-cell>
          <table:table-cell office:value-type="string" calcext:value-type="string">
            <text:p>N8-L</text:p>
          </table:table-cell>
          <table:table-cell table:number-columns-repeated="6"/>
        </table:table-row>
        <table:table-row table:style-name="ro1">
          <table:table-cell office:value-type="float" office:value="77.8666667" calcext:value-type="float">
            <text:p>77.8666667</text:p>
          </table:table-cell>
          <table:table-cell office:value-type="string" calcext:value-type="string">
            <text:p>N8-R</text:p>
          </table:table-cell>
          <table:table-cell table:number-columns-repeated="6"/>
        </table:table-row>
        <table:table-row table:style-name="ro1">
          <table:table-cell office:value-type="float" office:value="71.1538462" calcext:value-type="float">
            <text:p>71.1538462</text:p>
          </table:table-cell>
          <table:table-cell office:value-type="string" calcext:value-type="string">
            <text:p>N9-L</text:p>
          </table:table-cell>
          <table:table-cell table:number-columns-repeated="6"/>
        </table:table-row>
        <table:table-row table:style-name="ro1">
          <table:table-cell office:value-type="float" office:value="42.2857143" calcext:value-type="float">
            <text:p>42.2857143</text:p>
          </table:table-cell>
          <table:table-cell office:value-type="string" calcext:value-type="string">
            <text:p>N9-R</text:p>
          </table:table-cell>
          <table:table-cell table:number-columns-repeated="6"/>
        </table:table-row>
        <table:table-row table:style-name="ro1">
          <table:table-cell office:value-type="float" office:value="73.1428571" calcext:value-type="float">
            <text:p>73.1428571</text:p>
          </table:table-cell>
          <table:table-cell office:value-type="string" calcext:value-type="string">
            <text:p>N10-L</text:p>
          </table:table-cell>
          <table:table-cell table:number-columns-repeated="6"/>
        </table:table-row>
        <table:table-row table:style-name="ro1">
          <table:table-cell office:value-type="float" office:value="65.2857143" calcext:value-type="float">
            <text:p>65.2857143</text:p>
          </table:table-cell>
          <table:table-cell office:value-type="string" calcext:value-type="string">
            <text:p>N10-R</text:p>
          </table:table-cell>
          <table:table-cell table:number-columns-repeated="6"/>
        </table:table-row>
        <table:table-row table:style-name="ro1">
          <table:table-cell office:value-type="float" office:value="77.3333333" calcext:value-type="float">
            <text:p>77.3333333</text:p>
          </table:table-cell>
          <table:table-cell office:value-type="string" calcext:value-type="string">
            <text:p>N11-L</text:p>
          </table:table-cell>
          <table:table-cell table:number-columns-repeated="6"/>
        </table:table-row>
        <table:table-row table:style-name="ro1">
          <table:table-cell office:value-type="float" office:value="70.2857143" calcext:value-type="float">
            <text:p>70.2857143</text:p>
          </table:table-cell>
          <table:table-cell office:value-type="string" calcext:value-type="string">
            <text:p>N11-R</text:p>
          </table:table-cell>
          <table:table-cell table:number-columns-repeated="6"/>
        </table:table-row>
        <table:table-row table:style-name="ro1">
          <table:table-cell office:value-type="float" office:value="59.1428571" calcext:value-type="float">
            <text:p>59.1428571</text:p>
          </table:table-cell>
          <table:table-cell office:value-type="string" calcext:value-type="string">
            <text:p>N12-L</text:p>
          </table:table-cell>
          <table:table-cell table:number-columns-repeated="6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string" calcext:value-type="string">
            <text:p>N12-R</text:p>
          </table:table-cell>
          <table:table-cell table:number-columns-repeated="6"/>
        </table:table-row>
        <table:table-row table:style-name="ro1">
          <table:table-cell office:value-type="float" office:value="64.9285714" calcext:value-type="float">
            <text:p>64.9285714</text:p>
          </table:table-cell>
          <table:table-cell office:value-type="string" calcext:value-type="string">
            <text:p>N13-L</text:p>
          </table:table-cell>
          <table:table-cell table:number-columns-repeated="6"/>
        </table:table-row>
        <table:table-row table:style-name="ro1">
          <table:table-cell office:value-type="float" office:value="77.7333333" calcext:value-type="float">
            <text:p>77.7333333</text:p>
          </table:table-cell>
          <table:table-cell office:value-type="string" calcext:value-type="string">
            <text:p>N13-R</text:p>
          </table:table-cell>
          <table:table-cell table:number-columns-repeated="6"/>
        </table:table-row>
        <table:table-row table:style-name="ro1">
          <table:table-cell office:value-type="float" office:value="66.3333333" calcext:value-type="float">
            <text:p>66.3333333</text:p>
          </table:table-cell>
          <table:table-cell office:value-type="string" calcext:value-type="string">
            <text:p>N14-L</text:p>
          </table:table-cell>
          <table:table-cell table:number-columns-repeated="6"/>
        </table:table-row>
        <table:table-row table:style-name="ro1">
          <table:table-cell office:value-type="float" office:value="67.1428571" calcext:value-type="float">
            <text:p>67.1428571</text:p>
          </table:table-cell>
          <table:table-cell office:value-type="string" calcext:value-type="string">
            <text:p>N14-R</text:p>
          </table:table-cell>
          <table:table-cell table:number-columns-repeated="6"/>
        </table:table-row>
        <table:table-row table:style-name="ro1">
          <table:table-cell office:value-type="float" office:value="46.6666667" calcext:value-type="float">
            <text:p>46.6666667</text:p>
          </table:table-cell>
          <table:table-cell office:value-type="string" calcext:value-type="string">
            <text:p>N15-L</text:p>
          </table:table-cell>
          <table:table-cell table:number-columns-repeated="6"/>
        </table:table-row>
        <table:table-row table:style-name="ro1">
          <table:table-cell office:value-type="float" office:value="62.3846154" calcext:value-type="float">
            <text:p>62.3846154</text:p>
          </table:table-cell>
          <table:table-cell office:value-type="string" calcext:value-type="string">
            <text:p>N15-R</text:p>
          </table:table-cell>
          <table:table-cell table:number-columns-repeated="6"/>
        </table:table-row>
        <table:table-row table:style-name="ro1">
          <table:table-cell office:value-type="float" office:value="52.0714286" calcext:value-type="float">
            <text:p>52.0714286</text:p>
          </table:table-cell>
          <table:table-cell office:value-type="string" calcext:value-type="string">
            <text:p>N16-L</text:p>
          </table:table-cell>
          <table:table-cell table:number-columns-repeated="6"/>
        </table:table-row>
        <table:table-row table:style-name="ro1">
          <table:table-cell office:value-type="float" office:value="73.7692308" calcext:value-type="float">
            <text:p>73.7692308</text:p>
          </table:table-cell>
          <table:table-cell office:value-type="string" calcext:value-type="string">
            <text:p>N16-R</text:p>
          </table:table-cell>
          <table:table-cell table:number-columns-repeated="6"/>
        </table:table-row>
        <table:table-row table:style-name="ro1">
          <table:table-cell office:value-type="float" office:value="77.4666667" calcext:value-type="float">
            <text:p>77.4666667</text:p>
          </table:table-cell>
          <table:table-cell office:value-type="string" calcext:value-type="string">
            <text:p>N17-L</text:p>
          </table:table-cell>
          <table:table-cell table:number-columns-repeated="6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string" calcext:value-type="string">
            <text:p>N17-R</text:p>
          </table:table-cell>
          <table:table-cell table:number-columns-repeated="6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string" calcext:value-type="string">
            <text:p>N18-L</text:p>
          </table:table-cell>
          <table:table-cell table:number-columns-repeated="6"/>
        </table:table-row>
        <table:table-row table:style-name="ro1">
          <table:table-cell office:value-type="float" office:value="67.3571429" calcext:value-type="float">
            <text:p>67.3571429</text:p>
          </table:table-cell>
          <table:table-cell office:value-type="string" calcext:value-type="string">
            <text:p>N18-R</text:p>
          </table:table-cell>
          <table:table-cell table:number-columns-repeated="6"/>
        </table:table-row>
        <table:table-row table:style-name="ro1">
          <table:table-cell office:value-type="float" office:value="80.9166667" calcext:value-type="float">
            <text:p>80.9166667</text:p>
          </table:table-cell>
          <table:table-cell office:value-type="string" calcext:value-type="string">
            <text:p>N19-L</text:p>
          </table:table-cell>
          <table:table-cell table:number-columns-repeated="6"/>
        </table:table-row>
        <table:table-row table:style-name="ro1">
          <table:table-cell office:value-type="float" office:value="67.0769231" calcext:value-type="float">
            <text:p>67.0769231</text:p>
          </table:table-cell>
          <table:table-cell office:value-type="string" calcext:value-type="string">
            <text:p>N19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0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0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1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1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2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2-R</text:p>
          </table:table-cell>
          <table:table-cell table:number-columns-repeated="6"/>
        </table:table-row>
        <table:table-row table:style-name="ro1">
          <table:table-cell office:value-type="float" office:value="81.3571429" calcext:value-type="float">
            <text:p>81.3571429</text:p>
          </table:table-cell>
          <table:table-cell office:value-type="string" calcext:value-type="string">
            <text:p>N23-L</text:p>
          </table:table-cell>
          <table:table-cell table:number-columns-repeated="6"/>
        </table:table-row>
        <table:table-row table:style-name="ro1">
          <table:table-cell office:value-type="float" office:value="77.6666667" calcext:value-type="float">
            <text:p>77.6666667</text:p>
          </table:table-cell>
          <table:table-cell office:value-type="string" calcext:value-type="string">
            <text:p>N23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4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4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5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5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6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6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7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7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8-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28-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 office:value-type="float" office:value="57.8571429" calcext:value-type="float">
            <text:p>57.8571429</text:p>
          </table:table-cell>
          <table:table-cell office:value-type="string" calcext:value-type="string">
            <text:p>N50-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1:33:20.204344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0:33:51.619875934</meta:creation-date>
    <meta:generator>LibreOffice/5.1.6.2$Linux_X86_64 LibreOffice_project/10m0$Build-2</meta:generator>
    <dc:date>2017-07-31T11:05:26.442568757</dc:date>
    <meta:editing-duration>P4DT21H57M23S</meta:editing-duration>
    <meta:editing-cycles>3</meta:editing-cycles>
    <meta:document-statistic meta:table-count="1" meta:cell-count="426" meta:object-count="0"/>
  </office:meta>
</office:document-meta>
</file>